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b9eb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b9eb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b9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ratamiento;Nombre;Apellidos;Dirección;Código Postal;Ciudad;Provincia</text:p>
      <text:p text:style-name="Preformatted_20_Text">Sr.;Juan Carlos;Pereira Barral;Rua Nueva 7, 2º B;32004;Ourense;Ourense</text:p>
      <text:p text:style-name="Preformatted_20_Text">Sra.;Marta;Salgo Pérez;Avda. Buenos aires, 7;32004;Ourense;Ourense</text:p>
      <text:p text:style-name="Preformatted_20_Text">Sr.;Mariano;Linares Hernández;C/ Calvario, <text:span text:style-name="T5">31</text:span><text:span text:style-name="T4">;28028</text:span>;Madrid;Madrid</text:p>
      <text:p text:style-name="Preformatted_20_Text">Sra.;Ana;Quintana Díaz;Paseo Don Antonio Huertas, 9;13700;Tomelloso;Ciudad Real</text:p>
      <text:p text:style-name="Preformatted_20_Text">Sr.;Miguel;Cuadrado Pérez;C/ Santa Ana, 8;13000;Ciudad Real;Ciudad Real</text:p>
      <text:p text:style-name="Preformatted_20_Text">Sr.;Carlos;Cantero Granados;C/ El Monte, 100;13500;Socuéllamos;Ciudad Real</text:p>
      <text:p text:style-name="Preformatted_20_Text">Sr.;Francisco;Sousa Meiras;C/ Amor Ruibal, 8;15702;Santiago de Compostela;A Coruña</text:p>
      <text:p text:style-name="Preformatted_20_Text">Sra.;María;Vilas Vivanco;Rúa Castelao, 159;27297;Lugo;Lu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18-10-10T21:36:00.977000000</dc:date>
    <meta:editing-duration>PT27S</meta:editing-duration>
    <meta:editing-cycles>1</meta:editing-cycles>
    <meta:document-statistic meta:table-count="0" meta:image-count="0" meta:object-count="0" meta:page-count="1" meta:paragraph-count="9" meta:word-count="50" meta:character-count="634" meta:non-whitespace-character-count="593"/>
  </office:meta>
</office:document-meta>
</file>